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capital</text:p>
          </table:table-cell>
          <table:table-cell office:value-type="string">
            <text:p>consumption</text:p>
          </table:table-cell>
          <table:table-cell office:value-type="string">
            <text:p>return</text:p>
          </table:table-cell>
          <table:table-cell office:value-type="string">
            <text:p>output</text:p>
          </table:table-cell>
          <table:table-cell office:value-type="string">
            <text:p>technology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 Condensed" fo:language="en" fo:country="GB" style:font-name-asian="DejaVu Sans Condensed1" style:language-asian="en" style:country-asian="GB" style:font-name-complex="DejaVu Sans Condensed1" style:language-complex="en" style:country-complex="GB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26">26/08/2007</text:date>, <text:time>18:1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Eric Scheffel</meta:initial-creator>
    <meta:creation-date>2007-08-26T18:16:48</meta:creation-date>
    <dc:creator>Eric Scheffel</dc:creator>
    <dc:date>2007-08-26T18:18:40</dc:date>
    <dc:language>en-GB</dc:language>
    <meta:editing-cycles>2</meta:editing-cycles>
    <meta:editing-duration>PT1M54S</meta:editing-duration>
    <meta:user-defined meta:name="Info 1"/>
    <meta:user-defined meta:name="Info 2"/>
    <meta:user-defined meta:name="Info 3"/>
    <meta:user-defined meta:name="Info 4"/>
    <meta:document-statistic meta:table-count="3" meta:cell-count="3125"/>
  </office:meta>
</office:document-meta>
</file>